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344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4:13:02.155369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9T14:54:02.143426044</dc:date>
    <dc:creator>Germán Ramírez</dc:creator>
    <meta:editing-duration>P1DT17M57S</meta:editing-duration>
    <meta:editing-cycles>23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27" meta:object-count="0"/>
  </office:meta>
</office:document-meta>
</file>